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5c295" draw:fill="none" draw:textarea-horizontal-align="justify" draw:textarea-vertical-align="middle" draw:auto-grow-height="false" fo:min-height="0.769cm" fo:min-width="0.847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opacity="50%" draw:opacity-name="" draw:textarea-horizontal-align="justify" draw:textarea-vertical-align="middle" draw:auto-grow-height="false" fo:min-height="0.112cm" fo:min-width="0cm" fo:padding-top="0.151cm" fo:padding-bottom="0.151cm" fo:padding-left="0.276cm" fo:padding-right="0.27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ef413d" draw:fill="none" draw:textarea-horizontal-align="justify" draw:textarea-vertical-align="middle" draw:auto-grow-height="false" fo:min-height="0.47cm" fo:min-width="0.669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21409a" draw:fill="none" draw:textarea-horizontal-align="justify" draw:textarea-vertical-align="middle" draw:auto-grow-height="false" fo:min-height="0.769cm" fo:min-width="0.847cm"/>
    </style:style>
    <style:style style:name="gr7" style:family="graphic" style:parent-style-name="standard">
      <style:graphic-properties svg:stroke-color="#ef413d" draw:fill="none" draw:textarea-horizontal-align="justify" draw:textarea-vertical-align="middle" draw:auto-grow-height="false" fo:min-height="0.47cm" fo:min-width="0.758cm"/>
    </style:style>
    <style:style style:name="gr8" style:family="graphic" style:parent-style-name="standard">
      <style:graphic-properties draw:stroke="dash" draw:stroke-dash="Fine_20_Dashed" svg:stroke-color="#d99116" draw:fill="none" draw:textarea-horizontal-align="justify" draw:textarea-vertical-align="middle" draw:auto-grow-height="false" fo:min-height="0.429cm" fo:min-width="1.118cm"/>
    </style:style>
    <style:style style:name="gr9" style:family="graphic" style:parent-style-name="standard">
      <style:graphic-properties draw:stroke="dash" draw:stroke-dash="Fine_20_Dashed" svg:stroke-color="#d99116" draw:fill="none" draw:textarea-horizontal-align="justify" draw:textarea-vertical-align="middle" draw:auto-grow-height="false" fo:min-height="0.364cm" fo:min-width="1.207cm"/>
    </style:style>
    <style:style style:name="gr10" style:family="graphic" style:parent-style-name="standard">
      <style:graphic-properties draw:stroke="dash" draw:stroke-dash="Fine_20_Dashed" svg:stroke-color="#d99116" draw:fill="none" draw:textarea-horizontal-align="justify" draw:textarea-vertical-align="middle" draw:auto-grow-height="false" fo:min-height="0.453cm" fo:min-width="1.118cm"/>
    </style:style>
    <style:style style:name="gr11" style:family="graphic" style:parent-style-name="objectwithoutfill">
      <style:graphic-properties draw:marker-start="" draw:marker-end="" draw:marker-end-width="0.3cm" draw:fill="none" draw:textarea-vertical-align="middle"/>
    </style:style>
    <style:style style:name="gr12" style:family="graphic" style:parent-style-name="objectwithoutfill">
      <style:graphic-properties draw:marker-end="" draw:marker-end-width="0.3cm" draw:fill="none" draw:textarea-vertical-align="middle"/>
    </style:style>
    <style:style style:name="gr13" style:family="graphic" style:parent-style-name="standard">
      <style:graphic-properties draw:stroke="dash" draw:stroke-dash="Fine_20_Dashed" svg:stroke-color="#d99116" draw:fill="none" draw:textarea-horizontal-align="justify" draw:textarea-vertical-align="middle" draw:auto-grow-height="false" fo:min-height="0.453cm" fo:min-width="1.027cm"/>
    </style:style>
    <style:style style:name="gr14" style:family="graphic" style:parent-style-name="standard">
      <style:graphic-properties draw:stroke="dash" draw:stroke-dash="Fine_20_Dashed" svg:stroke-color="#d99116" draw:fill="none" draw:textarea-horizontal-align="justify" draw:textarea-vertical-align="middle" draw:auto-grow-height="false" fo:min-height="0.453cm" fo:min-width="1.296cm"/>
    </style:style>
    <style:style style:name="gr15" style:family="graphic" style:parent-style-name="standard">
      <style:graphic-properties draw:stroke="dash" draw:stroke-dash="Fine_20_Dashed" svg:stroke-color="#fdb94d" draw:fill="solid" draw:fill-color="#fdb94d" draw:opacity="8%" draw:opacity-name="" draw:textarea-horizontal-align="justify" draw:textarea-vertical-align="middle" draw:auto-grow-height="false" fo:min-height="2.715cm" fo:min-width="4.8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weight="normal" style:font-weight-asian="normal" style:font-weight-complex="normal"/>
    </style:style>
    <style:style style:name="P2" style:family="paragraph">
      <loext:graphic-properties draw:fill="non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>
      <loext:graphic-properties draw:fill="none" draw:opacity="5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font-size="10.5pt" style:font-size-asian="10.5pt" style:font-size-complex="10.5pt"/>
    </style:style>
    <style:style style:name="P6" style:family="paragraph">
      <loext:graphic-properties draw:fill="none"/>
      <style:paragraph-properties fo:text-align="center"/>
      <style:text-properties fo:font-size="10.5pt" style:font-size-asian="10.5pt" style:font-size-complex="10.5pt"/>
    </style:style>
    <style:style style:name="P7" style:family="paragraph"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8" style:family="paragraph">
      <loext:graphic-properties draw:fill="none"/>
      <style:paragraph-properties fo:text-align="center"/>
      <style:text-properties fo:font-size="10.5pt" fo:font-weight="bold" style:font-size-asian="10.5pt" style:font-weight-asian="bold" style:font-size-complex="10.5pt" style:font-weight-complex="bold"/>
    </style:style>
    <style:style style:name="P9" style:family="paragraph"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P10" style:family="paragraph">
      <loext:graphic-properties draw:fill="none"/>
      <style:paragraph-properties fo:text-align="center"/>
      <style:text-properties fo:font-size="10.5pt" fo:font-weight="normal" style:font-size-asian="10.5pt" style:font-weight-asian="normal" style:font-size-complex="10.5pt" style:font-weight-complex="normal"/>
    </style:style>
    <style:style style:name="P11" style:family="paragraph"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12" style:family="paragraph">
      <loext:graphic-properties draw:fill="none"/>
      <style:paragraph-properties fo:text-align="center"/>
      <style:text-properties fo:font-size="9pt" fo:font-weight="normal" style:font-size-asian="9pt" style:font-weight-asian="normal" style:font-size-complex="9pt" style:font-weight-complex="normal"/>
    </style:style>
    <style:style style:name="P13" style:family="paragraph">
      <loext:graphic-properties draw:fill="solid" draw:fill-color="#fdb94d" draw:opacity="8%"/>
      <style:paragraph-properties fo:text-align="center"/>
    </style:style>
    <style:style style:name="P14" style:family="paragraph">
      <style:text-properties fo:font-size="12pt" fo:font-weight="bold"/>
    </style:style>
    <style:style style:name="P15" style:family="paragraph">
      <loext:graphic-properties draw:fill="none" draw:fill-color="#ffffff"/>
      <style:text-properties fo:font-size="12pt" fo:font-weight="bold" style:font-size-asian="13pt" style:font-size-complex="13pt"/>
    </style:style>
    <style:style style:name="T1" style:family="text">
      <style:text-properties fo:font-size="12pt" fo:font-weight="normal" style:font-size-asian="12pt" style:font-weight-asian="normal" style:font-size-complex="12pt" style:font-weight-complex="normal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T4" style:family="text">
      <style:text-properties fo:font-size="10.5pt" fo:font-weight="bold" style:font-size-asian="10.5pt" style:font-weight-asian="bold" style:font-size-complex="10.5pt" style:font-weight-complex="bold"/>
    </style:style>
    <style:style style:name="T5" style:family="text">
      <style:text-properties fo:font-size="9pt" fo:font-weight="normal" style:font-size-asian="9pt" style:font-weight-asian="normal" style:font-size-complex="9pt" style:font-weight-complex="normal"/>
    </style:style>
    <style:style style:name="T6" style:family="text">
      <style:text-properties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1.905cm" svg:height="1.439cm" svg:x="5.318cm" svg:y="11.414cm">
          <text:p text:style-name="P1"><text:span text:style-name="T1">C</text:span><text:span text:style-name="T1">u</text:span><text:span text:style-name="T1">lt</text:span><text:span text:style-name="T1">u</text:span><text:span text:style-name="T1">r</text:span><text:span text:style-name="T1">a</text:span><text:span text:style-name="T1">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652cm" svg:height="0.584cm" svg:x="10.145cm" svg:y="4.04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3" draw:text-style-name="P4" draw:layer="layout" svg:x1="10.471cm" svg:y1="4.632cm" svg:x2="10.471cm" svg:y2="5.216cm">
          <text:p/>
        </draw:line>
        <draw:line draw:style-name="gr3" draw:text-style-name="P4" draw:layer="layout" svg:x1="10.471cm" svg:y1="4.632cm" svg:x2="10.036cm" svg:y2="4.924cm">
          <text:p/>
        </draw:line>
        <draw:line draw:style-name="gr3" draw:text-style-name="P4" draw:layer="layout" svg:x1="10.471cm" svg:y1="4.632cm" svg:x2="10.888cm" svg:y2="4.945cm">
          <text:p/>
        </draw:line>
        <draw:line draw:style-name="gr3" draw:text-style-name="P4" draw:layer="layout" svg:x1="10.489cm" svg:y1="5.216cm" svg:x2="10.054cm" svg:y2="5.508cm">
          <text:p/>
        </draw:line>
        <draw:line draw:style-name="gr3" draw:text-style-name="P4" draw:layer="layout" svg:x1="10.489cm" svg:y1="5.216cm" svg:x2="10.906cm" svg:y2="5.529cm">
          <text:p/>
        </draw:line>
        <draw:custom-shape draw:style-name="gr1" draw:text-style-name="P2" xml:id="id4" draw:id="id4" draw:layer="layout" svg:width="1.905cm" svg:height="1.439cm" svg:x="9.255cm" svg:y="11.499cm">
          <text:p text:style-name="P1"><text:span text:style-name="T1">S</text:span><text:span text:style-name="T1">t</text:span><text:span text:style-name="T1">o</text:span><text:span text:style-name="T1">r</text:span><text:span text:style-name="T1">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xml:id="id6" draw:id="id6" draw:layer="layout" svg:width="1.905cm" svg:height="1.439cm" svg:x="12.049cm" svg:y="11.541cm">
          <text:p text:style-name="P1"><text:span text:style-name="T1">Spo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6" xml:id="id1" draw:id="id1" draw:layer="layout" svg:width="1.651cm" svg:height="1.016cm" svg:x="2.27cm" svg:y="12.061cm">
          <text:p text:style-name="P5"><text:span text:style-name="T2">act: 0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5" draw:text-style-name="P4" draw:layer="layout" draw:type="line" svg:x1="3.921cm" svg:y1="12.569cm" svg:x2="3.921cm" svg:y2="12.569cm" draw:start-shape="id1" draw:start-glue-point="10" draw:end-shape="id1" draw:end-glue-point="10" svg:d="M3921 12569z" svg:viewBox="0 0 1 1">
          <text:p/>
        </draw:connector>
        <draw:connector draw:style-name="gr3" draw:text-style-name="P4" draw:layer="layout" draw:type="line" svg:x1="5.318cm" svg:y1="12.134cm" svg:x2="3.68cm" svg:y2="12.929cm" draw:start-shape="id2" draw:start-glue-point="6" draw:end-shape="id1" draw:end-glue-point="9" svg:d="M5318 12134l-1638 795" svg:viewBox="0 0 1639 796">
          <text:p/>
        </draw:connector>
        <draw:custom-shape draw:style-name="gr4" draw:text-style-name="P6" xml:id="id3" draw:id="id3" draw:layer="layout" svg:width="1.651cm" svg:height="1.016cm" svg:x="7.096cm" svg:y="12.303cm">
          <text:p text:style-name="P5"><text:span text:style-name="T2">act: 0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5" draw:text-style-name="P4" draw:layer="layout" draw:type="line" svg:x1="8.747cm" svg:y1="12.811cm" svg:x2="8.747cm" svg:y2="12.811cm" draw:start-shape="id3" draw:start-glue-point="10" draw:end-shape="id3" draw:end-glue-point="10" svg:d="M8747 12811z" svg:viewBox="0 0 1 1">
          <text:p/>
        </draw:connector>
        <draw:connector draw:style-name="gr3" draw:text-style-name="P4" draw:layer="layout" draw:type="line" svg:x1="9.255cm" svg:y1="12.219cm" svg:x2="8.506cm" svg:y2="12.451cm" draw:start-shape="id4" draw:start-glue-point="6" draw:end-shape="id3" draw:end-glue-point="11" svg:d="M9255 12219l-749 232" svg:viewBox="0 0 750 233">
          <text:p/>
        </draw:connector>
        <draw:custom-shape draw:style-name="gr4" draw:text-style-name="P6" xml:id="id5" draw:id="id5" draw:layer="layout" svg:width="1.651cm" svg:height="1.016cm" svg:x="10.906cm" svg:y="13.077cm">
          <text:p text:style-name="P5"><text:span text:style-name="T2">act: 0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3" draw:text-style-name="P4" draw:layer="layout" draw:type="line" svg:x1="11.732cm" svg:y1="13.077cm" svg:x2="12.328cm" svg:y2="12.77cm" draw:start-shape="id5" draw:start-glue-point="4" draw:end-shape="id6" draw:end-glue-point="7" svg:d="M11732 13077l596-307" svg:viewBox="0 0 597 308">
          <text:p/>
        </draw:connector>
        <draw:custom-shape draw:style-name="gr6" draw:text-style-name="P2" xml:id="id7" draw:id="id7" draw:layer="layout" svg:width="1.905cm" svg:height="1.439cm" svg:x="2.524cm" svg:y="14.928cm">
          <text:p text:style-name="P1"><text:span text:style-name="T1">Muse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8" xml:id="id8" draw:id="id8" draw:layer="layout" svg:width="1.905cm" svg:height="1.439cm" svg:x="5.953cm" svg:y="15.097cm">
          <text:p text:style-name="P7"><text:span text:style-name="T3">Art</text:span><text:span text:style-name="T4"> </text:span><text:span text:style-name="T3">Galler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0" xml:id="id9" draw:id="id9" draw:layer="layout" svg:width="1.905cm" svg:height="1.439cm" svg:x="9.128cm" svg:y="15.224cm">
          <text:p text:style-name="P9"><text:span text:style-name="T3">Souvenir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1" draw:id="id11" draw:layer="layout" svg:width="1.905cm" svg:height="1.439cm" svg:x="15.224cm" svg:y="15.224cm">
          <text:p text:style-name="P1"><text:span text:style-name="T1">Gol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0" draw:id="id10" draw:layer="layout" svg:width="1.905cm" svg:height="1.439cm" svg:x="11.668cm" svg:y="15.351cm">
          <text:p text:style-name="P1"><text:span text:style-name="T1">Stadium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5.597cm" svg:y1="12.643cm" svg:x2="3.477cm" svg:y2="14.928cm" draw:end-shape="id7" draw:end-glue-point="4" svg:d="M5597 12643l-2120 2285" svg:viewBox="0 0 2121 2286">
          <text:p/>
        </draw:connector>
        <draw:connector draw:style-name="gr5" draw:text-style-name="P4" draw:layer="layout" draw:type="line" svg:x1="6.271cm" svg:y1="12.853cm" svg:x2="6.906cm" svg:y2="15.097cm" draw:end-shape="id8" draw:end-glue-point="4" svg:d="M6271 12853l635 2244" svg:viewBox="0 0 636 2245">
          <text:p/>
        </draw:connector>
        <draw:connector draw:style-name="gr5" draw:text-style-name="P4" draw:layer="layout" draw:type="line" svg:x1="10.208cm" svg:y1="12.938cm" svg:x2="10.081cm" svg:y2="15.224cm" draw:start-shape="id4" draw:start-glue-point="8" draw:end-shape="id9" draw:end-glue-point="4" svg:d="M10208 12938l-127 2286" svg:viewBox="0 0 128 2287">
          <text:p/>
        </draw:connector>
        <draw:connector draw:style-name="gr5" draw:text-style-name="P4" draw:layer="layout" draw:type="line" svg:x1="13.002cm" svg:y1="12.98cm" svg:x2="12.621cm" svg:y2="15.351cm" draw:start-shape="id6" draw:start-glue-point="8" draw:end-shape="id10" draw:end-glue-point="4" svg:d="M13002 12980l-381 2371" svg:viewBox="0 0 382 2372">
          <text:p/>
        </draw:connector>
        <draw:connector draw:style-name="gr5" draw:text-style-name="P4" draw:layer="layout" draw:type="line" svg:x1="13.675cm" svg:y1="12.77cm" svg:x2="16.177cm" svg:y2="15.224cm" draw:start-shape="id6" draw:start-glue-point="9" draw:end-shape="id11" draw:end-glue-point="4" svg:d="M13675 12770l2502 2454" svg:viewBox="0 0 2503 2455">
          <text:p/>
        </draw:connector>
        <draw:custom-shape draw:style-name="gr4" draw:text-style-name="P6" xml:id="id12" draw:id="id12" draw:layer="layout" svg:width="1.651cm" svg:height="1.016cm" svg:x="1.254cm" svg:y="13.839cm">
          <text:p text:style-name="P5"><text:span text:style-name="T2">act: 0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" draw:text-style-name="P6" xml:id="id16" draw:id="id16" draw:layer="layout" svg:width="1.651cm" svg:height="1.016cm" svg:x="13.954cm" svg:y="17.002cm">
          <text:p text:style-name="P5"><text:span text:style-name="T2">act: 0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" draw:text-style-name="P6" xml:id="id15" draw:id="id15" draw:layer="layout" svg:width="1.651cm" svg:height="1.016cm" svg:x="10.652cm" svg:y="17.129cm">
          <text:p text:style-name="P5"><text:span text:style-name="T2">act: 0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4" draw:text-style-name="P6" xml:id="id14" draw:id="id14" draw:layer="layout" svg:width="1.651cm" svg:height="1.016cm" svg:x="6.842cm" svg:y="16.875cm">
          <text:p text:style-name="P5"><text:span text:style-name="T2">act: 0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7" draw:text-style-name="P6" xml:id="id13" draw:id="id13" draw:layer="layout" svg:width="1.778cm" svg:height="1.016cm" svg:x="3.667cm" svg:y="16.747cm">
          <text:p text:style-name="P5"><text:span text:style-name="T2">act: 0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onnector draw:style-name="gr3" draw:text-style-name="P4" draw:layer="layout" draw:type="line" svg:x1="2.664cm" svg:y1="14.707cm" svg:x2="2.803cm" svg:y2="15.138cm" draw:start-shape="id12" draw:start-glue-point="9" draw:end-shape="id7" draw:end-glue-point="5" svg:d="M2664 14707l139 431" svg:viewBox="0 0 140 432">
          <text:p/>
        </draw:connector>
        <draw:connector draw:style-name="gr3" draw:text-style-name="P4" draw:layer="layout" draw:type="line" svg:x1="6.232cm" svg:y1="16.326cm" svg:x2="5.185cm" svg:y2="16.895cm" draw:start-shape="id8" draw:start-glue-point="7" draw:end-shape="id13" draw:end-glue-point="11" svg:d="M6232 16326l-1047 569" svg:viewBox="0 0 1048 570">
          <text:p/>
        </draw:connector>
        <draw:connector draw:style-name="gr3" draw:text-style-name="P4" draw:layer="layout" draw:type="line" svg:x1="9.407cm" svg:y1="16.453cm" svg:x2="8.252cm" svg:y2="17.023cm" draw:start-shape="id9" draw:start-glue-point="7" draw:end-shape="id14" draw:end-glue-point="11" svg:d="M9407 16453l-1155 570" svg:viewBox="0 0 1156 571">
          <text:p/>
        </draw:connector>
        <draw:connector draw:style-name="gr3" draw:text-style-name="P4" draw:layer="layout" draw:type="line" svg:x1="11.947cm" svg:y1="16.58cm" svg:x2="11.478cm" svg:y2="17.129cm" draw:start-shape="id10" draw:start-glue-point="7" draw:end-shape="id15" draw:end-glue-point="4" svg:d="M11947 16580l-469 549" svg:viewBox="0 0 470 550">
          <text:p/>
        </draw:connector>
        <draw:connector draw:style-name="gr3" draw:text-style-name="P4" draw:layer="layout" draw:type="line" svg:x1="15.503cm" svg:y1="16.453cm" svg:x2="14.78cm" svg:y2="17.002cm" draw:start-shape="id11" draw:start-glue-point="7" draw:end-shape="id16" draw:end-glue-point="4" svg:d="M15503 16453l-723 549" svg:viewBox="0 0 724 550">
          <text:p/>
        </draw:connector>
        <draw:connector draw:style-name="gr5" draw:text-style-name="P4" draw:layer="layout" draw:type="line" svg:x1="9.534cm" svg:y1="12.728cm" svg:x2="7.579cm" svg:y2="15.307cm" draw:start-shape="id4" draw:start-glue-point="7" draw:end-shape="id8" draw:end-glue-point="11" svg:d="M9534 12728l-1955 2579" svg:viewBox="0 0 1956 2580">
          <text:p/>
        </draw:connector>
        <draw:custom-shape draw:style-name="gr8" draw:text-style-name="P12" xml:id="id17" draw:id="id17" draw:layer="layout" svg:width="2.286cm" svg:height="0.959cm" svg:x="1.381cm" svg:y="9.705cm">
          <text:p text:style-name="P11"><text:span text:style-name="T5">Sunny: 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2" xml:id="id19" draw:id="id19" draw:layer="layout" svg:width="2.413cm" svg:height="0.866cm" svg:x="5.318cm" svg:y="8.02cm">
          <text:p text:style-name="P11"><text:span text:style-name="T5">Weekend: 1.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0" draw:text-style-name="P12" xml:id="id18" draw:id="id18" draw:layer="layout" svg:width="2.286cm" svg:height="0.993cm" svg:x="3.413cm" svg:y="8.897cm">
          <text:p text:style-name="P11"><text:span text:style-name="T5">Night: 0.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1" draw:text-style-name="P4" draw:layer="layout" draw:type="line" svg:x1="5.597cm" svg:y1="11.624cm" svg:x2="3.333cm" svg:y2="10.524cm" draw:start-shape="id2" draw:start-glue-point="5" draw:end-shape="id17" draw:end-glue-point="9" svg:d="M5597 11624l-2264-1100" svg:viewBox="0 0 2265 1101">
          <text:p/>
        </draw:connector>
        <draw:connector draw:style-name="gr12" draw:text-style-name="P4" draw:layer="layout" draw:type="line" svg:x1="6.271cm" svg:y1="11.414cm" svg:x2="4.556cm" svg:y2="9.89cm" draw:start-shape="id2" draw:start-glue-point="4" draw:end-shape="id18" draw:end-glue-point="8" svg:d="M6271 11414l-1715-1524" svg:viewBox="0 0 1716 1525">
          <text:p/>
        </draw:connector>
        <draw:connector draw:style-name="gr12" draw:text-style-name="P4" draw:layer="layout" draw:type="line" svg:x1="6.944cm" svg:y1="11.624cm" svg:x2="6.525cm" svg:y2="8.886cm" draw:start-shape="id2" draw:start-glue-point="11" draw:end-shape="id19" draw:end-glue-point="8" svg:d="M6944 11624l-419-2738" svg:viewBox="0 0 420 2739">
          <text:p/>
        </draw:connector>
        <draw:custom-shape draw:style-name="gr8" draw:text-style-name="P12" xml:id="id23" draw:id="id23" draw:layer="layout" svg:width="2.286cm" svg:height="0.959cm" svg:x="16.494cm" svg:y="9.578cm">
          <text:p text:style-name="P11"><text:span text:style-name="T5">Sunny: 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2" xml:id="id25" draw:id="id25" draw:layer="layout" svg:width="2.413cm" svg:height="0.866cm" svg:x="17.51cm" svg:y="12.696cm">
          <text:p text:style-name="P11"><text:span text:style-name="T5">Weekend: 1.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3" draw:text-style-name="P12" xml:id="id24" draw:id="id24" draw:layer="layout" svg:width="2.159cm" svg:height="0.993cm" svg:x="16.748cm" svg:y="11.068cm">
          <text:p text:style-name="P11"><text:span text:style-name="T5">Night: 0.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8" draw:text-style-name="P12" xml:id="id20" draw:id="id20" draw:layer="layout" svg:width="2.286cm" svg:height="0.959cm" svg:x="7.223cm" svg:y="9.682cm">
          <text:p text:style-name="P11"><text:span text:style-name="T5">Sunny: 1.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9" draw:text-style-name="P12" xml:id="id22" draw:id="id22" draw:layer="layout" svg:width="2.413cm" svg:height="0.866cm" svg:x="12.557cm" svg:y="9.013cm">
          <text:p text:style-name="P11"><text:span text:style-name="T5">Weekend: 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4" draw:text-style-name="P12" xml:id="id21" draw:id="id21" draw:layer="layout" svg:width="2.54cm" svg:height="0.993cm" svg:x="9.636cm" svg:y="9.405cm">
          <text:p text:style-name="P11"><text:span text:style-name="T5">Night: 1.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12" draw:text-style-name="P4" draw:layer="layout" draw:type="line" svg:x1="9.534cm" svg:y1="11.709cm" svg:x2="8.366cm" svg:y2="10.641cm" draw:start-shape="id4" draw:start-glue-point="5" draw:end-shape="id20" draw:end-glue-point="8" svg:d="M9534 11709l-1168-1068" svg:viewBox="0 0 1169 1069">
          <text:p/>
        </draw:connector>
        <draw:connector draw:style-name="gr12" draw:text-style-name="P4" draw:layer="layout" draw:type="line" svg:x1="10.208cm" svg:y1="11.499cm" svg:x2="10.906cm" svg:y2="10.398cm" draw:start-shape="id4" draw:start-glue-point="4" draw:end-shape="id21" draw:end-glue-point="8" svg:d="M10208 11499l698-1101" svg:viewBox="0 0 699 1102">
          <text:p/>
        </draw:connector>
        <draw:connector draw:style-name="gr12" draw:text-style-name="P4" draw:layer="layout" draw:type="line" svg:x1="10.881cm" svg:y1="11.709cm" svg:x2="13.764cm" svg:y2="9.879cm" draw:start-shape="id4" draw:start-glue-point="11" draw:end-shape="id22" draw:end-glue-point="8" svg:d="M10881 11709l2883-1830" svg:viewBox="0 0 2884 1831">
          <text:p/>
        </draw:connector>
        <draw:connector draw:style-name="gr12" draw:text-style-name="P4" draw:layer="layout" draw:type="line" svg:x1="13.002cm" svg:y1="11.541cm" svg:x2="16.494cm" svg:y2="10.058cm" draw:start-shape="id6" draw:start-glue-point="4" draw:end-shape="id23" draw:end-glue-point="6" svg:d="M13002 11541l3492-1483" svg:viewBox="0 0 3493 1484">
          <text:p/>
        </draw:connector>
        <draw:connector draw:style-name="gr12" draw:text-style-name="P4" draw:layer="layout" draw:type="line" svg:x1="13.675cm" svg:y1="11.751cm" svg:x2="16.748cm" svg:y2="11.565cm" draw:start-shape="id6" draw:start-glue-point="11" draw:end-shape="id24" draw:end-glue-point="6" svg:d="M13675 11751l3073-186" svg:viewBox="0 0 3074 187">
          <text:p/>
        </draw:connector>
        <draw:connector draw:style-name="gr12" draw:text-style-name="P4" draw:layer="layout" draw:type="line" svg:x1="13.954cm" svg:y1="12.261cm" svg:x2="17.51cm" svg:y2="13.129cm" draw:start-shape="id6" draw:start-glue-point="10" draw:end-shape="id25" svg:d="M13954 12261l3556 868" svg:viewBox="0 0 3557 869">
          <text:p/>
        </draw:connector>
        <draw:custom-shape draw:style-name="gr15" draw:text-style-name="P13" draw:layer="layout" svg:width="7.62cm" svg:height="4.191cm" svg:x="6.715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15" draw:layer="layout" svg:width="5.176cm" svg:height="0.725cm" svg:x="7.889cm" svg:y="5.826cm">
          <draw:text-box>
            <text:p text:style-name="P14"><text:span text:style-name="T6">S</text:span><text:span text:style-name="T6">u</text:span><text:span text:style-name="T6">n</text:span><text:span text:style-name="T6">n</text:span><text:span text:style-name="T6">y</text:span><text:span text:style-name="T6">,</text:span><text:span text:style-name="T6"> </text:span><text:span text:style-name="T6">N</text:span><text:span text:style-name="T6">i</text:span><text:span text:style-name="T6">g</text:span><text:span text:style-name="T6">h</text:span><text:span text:style-name="T6">t</text:span><text:span text:style-name="T6">,</text:span><text:span text:style-name="T6"> </text:span><text:span text:style-name="T6">W</text:span><text:span text:style-name="T6">e</text:span><text:span text:style-name="T6">e</text:span><text:span text:style-name="T6">k</text:span><text:span text:style-name="T6">e</text:span><text:span text:style-name="T6">n</text:span><text:span text:style-name="T6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1T07:47:48.413314854</meta:creation-date>
    <dc:date>2020-06-11T08:17:59.246776201</dc:date>
    <meta:editing-duration>PT8M28S</meta:editing-duration>
    <meta:editing-cycles>4</meta:editing-cycles>
    <meta:generator>LibreOffice/6.0.7.3$Linux_X86_64 LibreOffice_project/00m0$Build-3</meta:generator>
    <meta:document-statistic meta:object-count="58"/>
  </office:meta>
</office:document-meta>
</file>